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12" table:default-cell-style-name="ce12"/>
        <table:table-column table:style-name="co4" table:number-columns-repeated="16368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6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table:number-columns-repeated="2"/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7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6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table:number-columns-repeated="2"/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7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6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table:number-columns-repeated="2"/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7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6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table:number-columns-repeated="3"/>
          <table:table-cell office:value-type="percentage" office:value="0.0768" calcext:value-type="percentage">
            <text:p>7,68%</text:p>
          </table:table-cell>
          <table:table-cell table:number-columns-repeated="1637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table:number-columns-repeated="3"/>
          <table:table-cell office:value-type="percentage" office:value="0.073" calcext:value-type="percentage">
            <text:p>7,30%</text:p>
          </table:table-cell>
          <table:table-cell table:number-columns-repeated="1637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6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table:number-columns-repeated="3"/>
          <table:table-cell office:value-type="percentage" office:value="0.0733" calcext:value-type="percentage">
            <text:p>7,33%</text:p>
          </table:table-cell>
          <table:table-cell table:number-columns-repeated="1637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table:number-columns-repeated="3"/>
          <table:table-cell office:value-type="percentage" office:value="0.0699" calcext:value-type="percentage">
            <text:p>6,99%</text:p>
          </table:table-cell>
          <table:table-cell table:number-columns-repeated="1637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6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table:number-columns-repeated="3"/>
          <table:table-cell office:value-type="percentage" office:value="0.0687" calcext:value-type="percentage">
            <text:p>6,87%</text:p>
          </table:table-cell>
          <table:table-cell table:number-columns-repeated="1637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6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3"/>
          <table:table-cell office:value-type="percentage" office:value="0.0686" calcext:value-type="percentage">
            <text:p>6,86%</text:p>
          </table:table-cell>
          <table:table-cell table:number-columns-repeated="1637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6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table:number-columns-repeated="3"/>
          <table:table-cell office:value-type="percentage" office:value="0.0687" calcext:value-type="percentage">
            <text:p>6,87%</text:p>
          </table:table-cell>
          <table:table-cell table:number-columns-repeated="16370"/>
        </table:table-row>
        <table:table-row table:style-name="ro1" table:number-rows-repeated="2">
          <table:table-cell table:number-columns-repeated="16383"/>
        </table:table-row>
        <table:table-row table:style-name="ro2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percentage" office:value="0.07107" calcext:value-type="percentage">
            <text:p>7,11%</text:p>
          </table:table-cell>
          <table:table-cell table:style-name="ce13" table:formula="of:=AVERAGE([.G2:.G11])" office:value-type="percentage" office:value="0.06904" calcext:value-type="percentage">
            <text:p>6,90%</text:p>
          </table:table-cell>
          <table:table-cell table:style-name="ce13" table:formula="of:=AVERAGE([.H2:.H11])" office:value-type="percentage" office:value="0.07132" calcext:value-type="percentage">
            <text:p>7,13%</text:p>
          </table:table-cell>
          <table:table-cell table:style-name="ce13" table:formula="of:=AVERAGE([.I2:.I11])" office:value-type="percentage" office:value="0.06833" calcext:value-type="percentage">
            <text:p>6,83%</text:p>
          </table:table-cell>
          <table:table-cell table:style-name="ce13" table:formula="of:=AVERAGE([.J2:.J11])" office:value-type="string" office:string-value="" calcext:value-type="error">
            <text:p>#DIV/0!</text:p>
          </table:table-cell>
          <table:table-cell table:style-name="ce13" table:formula="of:=AVERAGE([.K2:.K11])" office:value-type="string" office:string-value="" calcext:value-type="error">
            <text:p>#DIV/0!</text:p>
          </table:table-cell>
          <table:table-cell table:style-name="ce13" table:formula="of:=AVERAGE([.L2:.L11])" office:value-type="percentage" office:value="0.0691" calcext:value-type="percentage">
            <text:p>6,91%</text:p>
          </table:table-cell>
          <table:table-cell table:style-name="ce13" table:formula="of:=AVERAGE([.M2:.M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8"/>
        </table:table-row>
        <table:table-row table:style-name="ro1" table:number-rows-repeated="2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fc" table:style-name="ta1">
        <table:table-column table:style-name="co4" table:number-columns-repeated="16384" table:default-cell-style-name="ce12"/>
        <table:table-row table:style-name="ro1">
          <table:table-cell table:style-name="ce6" office:value-type="string" calcext:value-type="string">
            <text:p>2014mlp</text:p>
          </table:table-cell>
          <table:table-cell table:style-name="ce6" office:value-type="string" calcext:value-type="string">
            <text:p>2014rbf</text:p>
          </table:table-cell>
          <table:table-cell table:style-name="ce6" office:value-type="string" calcext:value-type="string">
            <text:p>2015mlp</text:p>
          </table:table-cell>
          <table:table-cell table:style-name="ce6" office:value-type="string" calcext:value-type="string">
            <text:p>2015rbf</text:p>
          </table:table-cell>
          <table:table-cell table:style-name="ce6" office:value-type="string" calcext:value-type="string">
            <text:p>2016mlp</text:p>
          </table:table-cell>
          <table:table-cell table:style-name="ce6" office:value-type="string" calcext:value-type="string">
            <text:p>2016rbf</text:p>
          </table:table-cell>
          <table:table-cell table:style-name="ce6" office:value-type="string" calcext:value-type="string">
            <text:p>2017mlp</text:p>
          </table:table-cell>
          <table:table-cell table:style-name="ce6" office:value-type="string" calcext:value-type="string">
            <text:p>2017rbf</text:p>
          </table:table-cell>
          <table:table-cell table:style-name="ce6" office:value-type="string" calcext:value-type="string">
            <text:p>2018mlp</text:p>
          </table:table-cell>
          <table:table-cell table:style-name="ce6" office:value-type="string" calcext:value-type="string">
            <text:p>2018rbf</text:p>
          </table:table-cell>
          <table:table-cell table:style-name="ce6" office:value-type="string" calcext:value-type="string">
            <text:p>2019mlp</text:p>
          </table:table-cell>
          <table:table-cell table:style-name="ce6" office:value-type="string" calcext:value-type="string">
            <text:p>2019rbf</text:p>
          </table:table-cell>
          <table:table-cell table:style-name="ce6" office:value-type="string" calcext:value-type="string">
            <text:p>2020mlp</text:p>
          </table:table-cell>
          <table:table-cell table:style-name="ce6" office:value-type="string" calcext:value-type="string">
            <text:p>2020rbf</text:p>
          </table:table-cell>
          <table:table-cell table:style-name="ce6" office:value-type="string" calcext:value-type="string">
            <text:p>2021mlp</text:p>
          </table:table-cell>
          <table:table-cell table:style-name="ce6" office:value-type="string" calcext:value-type="string">
            <text:p>2021rbf</text:p>
          </table:table-cell>
          <table:table-cell table:style-name="ce6" office:value-type="string" calcext:value-type="string">
            <text:p>2022mlp</text:p>
          </table:table-cell>
          <table:table-cell table:style-name="ce6" office:value-type="string" calcext:value-type="string">
            <text:p>2022rbf</text:p>
          </table:table-cell>
          <table:table-cell table:style-name="ce6" office:value-type="string" calcext:value-type="string">
            <text:p>2023mlp</text:p>
          </table:table-cell>
          <table:table-cell table:style-name="ce6" office:value-type="string" calcext:value-type="string">
            <text:p>2023rbf</text:p>
          </table:table-cell>
          <table:table-cell table:style-name="ce6" table:number-columns-repeated="16364"/>
        </table:table-row>
        <table:table-row table:style-name="ro1">
          <table:table-cell office:value-type="percentage" office:value="0.0791" calcext:value-type="percentage">
            <text:p>7,9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6" calcext:value-type="percentage">
            <text:p>7,66%</text:p>
          </table:table-cell>
          <table:table-cell table:number-columns-repeated="16364"/>
        </table:table-row>
        <table:table-row table:style-name="ro1">
          <table:table-cell office:value-type="percentage" office:value="0.0876" calcext:value-type="percentage">
            <text:p>8,7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1" calcext:value-type="percentage">
            <text:p>7,91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861" calcext:value-type="percentage">
            <text:p>8,61%</text:p>
          </table:table-cell>
          <table:table-cell office:value-type="percentage" office:value="0.0791" calcext:value-type="percentage">
            <text:p>7,91%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695" calcext:value-type="percentage">
            <text:p>6,95%</text:p>
          </table:table-cell>
          <table:table-cell table:number-columns-repeated="1636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616" calcext:value-type="percentage">
            <text:p>6,16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738" calcext:value-type="percentage">
            <text:p>7,38%</text:p>
          </table:table-cell>
          <table:table-cell table:number-columns-repeated="16364"/>
        </table:table-row>
        <table:table-row table:style-name="ro1">
          <table:table-cell office:value-type="percentage" office:value="0.078" calcext:value-type="percentage">
            <text:p>7,8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521" calcext:value-type="percentage">
            <text:p>5,21%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64"/>
        </table:table-row>
        <table:table-row table:style-name="ro1">
          <table:table-cell office:value-type="percentage" office:value="0.0707" calcext:value-type="percentage">
            <text:p>7,07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15" calcext:value-type="percentage">
            <text:p>7,15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6366"/>
        </table:table-row>
        <table:table-row table:style-name="ro1">
          <table:table-cell office:value-type="percentage" office:value="0.0598" calcext:value-type="percentage">
            <text:p>5,98%</text:p>
          </table:table-cell>
          <table:table-cell office:value-type="percentage" office:value="0.0589" calcext:value-type="percentage">
            <text:p>5,89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8" office:value-type="string" calcext:value-type="string">
            <text:p>x</text:p>
          </table:table-cell>
          <table:table-cell table:number-columns-repeated="2"/>
          <table:table-cell office:value-type="percentage" office:value="0.0642" calcext:value-type="percentage">
            <text:p>6,42%</text:p>
          </table:table-cell>
          <table:table-cell office:value-type="percentage" office:value="0.0594" calcext:value-type="percentage">
            <text:p>5,94%</text:p>
          </table:table-cell>
          <table:table-cell table:number-columns-repeated="16366"/>
        </table:table-row>
        <table:table-row table:style-name="ro1">
          <table:table-cell office:value-type="percentage" office:value="0.0663" calcext:value-type="percentage">
            <text:p>6,63%</text:p>
          </table:table-cell>
          <table:table-cell office:value-type="percentage" office:value="0.0635" calcext:value-type="percentage">
            <text:p>6,35%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percentage" office:value="0.0849" calcext:value-type="percentage">
            <text:p>8,49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6382"/>
        </table:table-row>
        <table:table-row table:style-name="ro1">
          <table:table-cell office:value-type="percentage" office:value="0.0911" calcext:value-type="percentage">
            <text:p>9,11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6382"/>
        </table:table-row>
        <table:table-row table:style-name="ro3">
          <table:table-cell table:style-name="ce9" table:formula="of:=AVERAGE([.A2:.A11])" office:value-type="percentage" office:value="0.0765888888888889" calcext:value-type="percentage">
            <text:p>7,66%</text:p>
          </table:table-cell>
          <table:table-cell table:style-name="ce9" table:formula="of:=AVERAGE([.B2:.B11])" office:value-type="percentage" office:value="0.0748333333333333" calcext:value-type="percentage">
            <text:p>7,48%</text:p>
          </table:table-cell>
          <table:table-cell table:style-name="ce9" table:formula="of:=AVERAGE([.C2:.C11])" office:value-type="percentage" office:value="0.07282" calcext:value-type="percentage">
            <text:p>7,28%</text:p>
          </table:table-cell>
          <table:table-cell table:style-name="ce9" table:formula="of:=AVERAGE([.D2:.D11])" office:value-type="percentage" office:value="0.06738" calcext:value-type="percentage">
            <text:p>6,74%</text:p>
          </table:table-cell>
          <table:table-cell table:style-name="ce9" table:formula="of:=AVERAGE([.E2:.E11])" office:value-type="percentage" office:value="0.0747666666666667" calcext:value-type="percentage">
            <text:p>7,48%</text:p>
          </table:table-cell>
          <table:table-cell table:style-name="ce9" table:formula="of:=AVERAGE([.F2:.F11])" office:value-type="percentage" office:value="0.0700666666666667" calcext:value-type="percentage">
            <text:p>7,01%</text:p>
          </table:table-cell>
          <table:table-cell table:style-name="ce9" table:formula="of:=AVERAGE([.G2:.G11])" office:value-type="percentage" office:value="0.07902" calcext:value-type="percentage">
            <text:p>7,90%</text:p>
          </table:table-cell>
          <table:table-cell table:style-name="ce9" table:formula="of:=AVERAGE([.H2:.H11])" office:value-type="percentage" office:value="0.07314" calcext:value-type="percentage">
            <text:p>7,31%</text:p>
          </table:table-cell>
          <table:table-cell table:style-name="ce9" table:formula="of:=AVERAGE([.I2:.I11])" office:value-type="percentage" office:value="0.0734" calcext:value-type="percentage">
            <text:p>7,34%</text:p>
          </table:table-cell>
          <table:table-cell table:style-name="ce9" table:formula="of:=AVERAGE([.J2:.J11])" office:value-type="percentage" office:value="0.07078" calcext:value-type="percentage">
            <text:p>7,08%</text:p>
          </table:table-cell>
          <table:table-cell table:style-name="ce9" table:formula="of:=AVERAGE([.K2:.K11])" office:value-type="percentage" office:value="0.06668" calcext:value-type="percentage">
            <text:p>6,67%</text:p>
          </table:table-cell>
          <table:table-cell table:style-name="ce9" table:formula="of:=AVERAGE([.L2:.L11])" office:value-type="percentage" office:value="0.07092" calcext:value-type="percentage">
            <text:p>7,09%</text:p>
          </table:table-cell>
          <table:table-cell table:style-name="ce9" table:formula="of:=AVERAGE([.M2:.M11])" office:value-type="percentage" office:value="0.07298" calcext:value-type="percentage">
            <text:p>7,30%</text:p>
          </table:table-cell>
          <table:table-cell table:style-name="ce9" table:formula="of:=AVERAGE([.N2:.N11])" office:value-type="percentage" office:value="0.06578" calcext:value-type="percentage">
            <text:p>6,58%</text:p>
          </table:table-cell>
          <table:table-cell table:style-name="ce9" table:formula="of:=AVERAGE([.O2:.O11])" office:value-type="percentage" office:value="0.065775" calcext:value-type="percentage">
            <text:p>6,58%</text:p>
          </table:table-cell>
          <table:table-cell table:style-name="ce9" table:formula="of:=AVERAGE([.P2:.P11])" office:value-type="percentage" office:value="0.064975" calcext:value-type="percentage">
            <text:p>6,50%</text:p>
          </table:table-cell>
          <table:table-cell table:style-name="ce9" table:formula="of:=AVERAGE([.Q2:.Q11])" office:value-type="percentage" office:value="0.0710166666666667" calcext:value-type="percentage">
            <text:p>7,10%</text:p>
          </table:table-cell>
          <table:table-cell table:style-name="ce9" table:formula="of:=AVERAGE([.R2:.R11])" office:value-type="percentage" office:value="0.0632166666666667" calcext:value-type="percentage">
            <text:p>6,32%</text:p>
          </table:table-cell>
          <table:table-cell table:style-name="ce9" table:formula="of:=AVERAGE([.S2:.S11])" office:value-type="percentage" office:value="0.0737" calcext:value-type="percentage">
            <text:p>7,37%</text:p>
          </table:table-cell>
          <table:table-cell table:style-name="ce9" table:formula="of:=AVERAGE([.T2:.T11])" office:value-type="percentage" office:value="0.0733" calcext:value-type="percentage">
            <text:p>7,33%</text:p>
          </table:table-cell>
          <table:table-cell table:style-name="ce9" table:number-columns-repeated="4"/>
          <table:table-cell table:style-name="ce13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11" table:default-cell-style-name="ce12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rf</text:p>
          </table:table-cell>
          <table:table-cell table:style-name="ce1" office:value-type="string" calcext:value-type="string">
            <text:p>2015rf</text:p>
          </table:table-cell>
          <table:table-cell table:style-name="ce1" office:value-type="string" calcext:value-type="string">
            <text:p>2016rf</text:p>
          </table:table-cell>
          <table:table-cell table:style-name="ce1" office:value-type="string" calcext:value-type="string">
            <text:p>2017rf</text:p>
          </table:table-cell>
          <table:table-cell table:style-name="ce1" office:value-type="string" calcext:value-type="string">
            <text:p>2018rf</text:p>
          </table:table-cell>
          <table:table-cell table:style-name="ce1" office:value-type="string" calcext:value-type="string">
            <text:p>2019rf</text:p>
          </table:table-cell>
          <table:table-cell table:style-name="ce1" office:value-type="string" calcext:value-type="string">
            <text:p>2020rf</text:p>
          </table:table-cell>
          <table:table-cell table:style-name="ce1" office:value-type="string" calcext:value-type="string">
            <text:p>2021rf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 table:number-rows-repeated="10">
          <table:table-cell table:number-columns-repeated="16380"/>
        </table:table-row>
        <table:table-row table:style-name="ro3">
          <table:table-cell table:style-name="ce9" table:formula="of:=AVERAGE([.A2:.A11])" office:value-type="string" office:string-value="" calcext:value-type="error">
            <text:p>#DIV/0!</text:p>
          </table:table-cell>
          <table:table-cell table:style-name="ce9" table:formula="of:=AVERAGE([.B2:.B11])" office:value-type="string" office:string-value="" calcext:value-type="error">
            <text:p>#DIV/0!</text:p>
          </table:table-cell>
          <table:table-cell table:style-name="ce9" table:formula="of:=AVERAGE([.C2:.C11])" office:value-type="string" office:string-value="" calcext:value-type="error">
            <text:p>#DIV/0!</text:p>
          </table:table-cell>
          <table:table-cell table:style-name="ce9" table:formula="of:=AVERAGE([.D2:.D11])" office:value-type="string" office:string-value="" calcext:value-type="error">
            <text:p>#DIV/0!</text:p>
          </table:table-cell>
          <table:table-cell table:style-name="ce9" table:formula="of:=AVERAGE([.E2:.E11])" office:value-type="string" office:string-value="" calcext:value-type="error">
            <text:p>#DIV/0!</text:p>
          </table:table-cell>
          <table:table-cell table:style-name="ce9" table:formula="of:=AVERAGE([.F2:.F11])" office:value-type="string" office:string-value="" calcext:value-type="error">
            <text:p>#DIV/0!</text:p>
          </table:table-cell>
          <table:table-cell table:style-name="ce9" table:formula="of:=AVERAGE([.G2:.G11])" office:value-type="string" office:string-value="" calcext:value-type="error">
            <text:p>#DIV/0!</text:p>
          </table:table-cell>
          <table:table-cell table:style-name="ce9" table:formula="of:=AVERAGE([.H2:.H11])" office:value-type="string" office:string-value="" calcext:value-type="error">
            <text:p>#DIV/0!</text:p>
          </table:table-cell>
          <table:table-cell table:style-name="ce9" table:formula="of:=AVERAGE([.I2:.I11])" office:value-type="string" office:string-value="" calcext:value-type="error">
            <text:p>#DIV/0!</text:p>
          </table:table-cell>
          <table:table-cell table:style-name="ce9" table:formula="of:=AVERAGE([.J2:.J11])" office:value-type="string" office:string-value="" calcext:value-type="error">
            <text:p>#DIV/0!</text:p>
          </table:table-cell>
          <table:table-cell table:style-name="ce9"/>
          <table:table-cell table:number-columns-repeated="16369"/>
        </table:table-row>
      </table:table>
      <table:table table:name="mlp" table:style-name="ta1">
        <table:table-column table:style-name="co4" table:number-columns-repeated="16384" table:default-cell-style-name="ce12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868" calcext:value-type="percentage">
            <text:p>8,68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93" calcext:value-type="percentage">
            <text:p>9,30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88" calcext:value-type="percentage">
            <text:p>7,88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41" calcext:value-type="percentage">
            <text:p>8,41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821" calcext:value-type="percentage">
            <text:p>8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671" calcext:value-type="percentage">
            <text:p>6,71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724" calcext:value-type="percentage">
            <text:p>7,24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percentage" office:value="0.0918" calcext:value-type="percentage">
            <text:p>9,18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9" table:formula="of:=AVERAGE([.A2:.A11])" office:value-type="percentage" office:value="0.08343" calcext:value-type="percentage">
            <text:p>8,34%</text:p>
          </table:table-cell>
          <table:table-cell table:style-name="ce9" table:formula="of:=AVERAGE([.B2:.B11])" office:value-type="percentage" office:value="0.07631" calcext:value-type="percentage">
            <text:p>7,63%</text:p>
          </table:table-cell>
          <table:table-cell table:style-name="ce9" table:formula="of:=AVERAGE([.C2:.C11])" office:value-type="percentage" office:value="0.0813" calcext:value-type="percentage">
            <text:p>8,13%</text:p>
          </table:table-cell>
          <table:table-cell table:style-name="ce9" table:formula="of:=AVERAGE([.D2:.D11])" office:value-type="percentage" office:value="0.08293" calcext:value-type="percentage">
            <text:p>8,29%</text:p>
          </table:table-cell>
          <table:table-cell table:style-name="ce9" table:formula="of:=AVERAGE([.E2:.E11])" office:value-type="percentage" office:value="0.07988" calcext:value-type="percentage">
            <text:p>7,99%</text:p>
          </table:table-cell>
          <table:table-cell table:style-name="ce9" table:formula="of:=AVERAGE([.F2:.F11])" office:value-type="percentage" office:value="0.07782" calcext:value-type="percentage">
            <text:p>7,78%</text:p>
          </table:table-cell>
          <table:table-cell table:style-name="ce9" table:formula="of:=AVERAGE([.G2:.G11])" office:value-type="percentage" office:value="0.07862" calcext:value-type="percentage">
            <text:p>7,86%</text:p>
          </table:table-cell>
          <table:table-cell table:style-name="ce9" table:formula="of:=AVERAGE([.H2:.H11])" office:value-type="percentage" office:value="0.0788111111111111" calcext:value-type="percentage">
            <text:p>7,88%</text:p>
          </table:table-cell>
          <table:table-cell table:style-name="ce9" table:formula="of:=AVERAGE([.I2:.I11])" office:value-type="percentage" office:value="0.07293" calcext:value-type="percentage">
            <text:p>7,29%</text:p>
          </table:table-cell>
          <table:table-cell table:style-name="ce9" table:formula="of:=AVERAGE([.J2:.J11])" office:value-type="percentage" office:value="0.07498" calcext:value-type="percentage">
            <text:p>7,50%</text:p>
          </table:table-cell>
          <table:table-cell table:style-name="ce9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27T22:04:53.322369649</dc:date>
    <meta:editing-duration>P2DT26S</meta:editing-duration>
    <meta:editing-cycles>153</meta:editing-cycles>
    <meta:generator>LibreOffice/7.4.7.2$Linux_X86_64 LibreOffice_project/40$Build-2</meta:generator>
    <meta:document-statistic meta:table-count="4" meta:cell-count="435" meta:object-count="0"/>
  </office:meta>
</office:document-meta>
</file>